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4200000033A65FC1D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svg:stroke-color="#ff3333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fill="hatch" draw:fill-hatch-name="Blue_20_Crossed_20_45_20_Degrees" draw:textarea-vertical-align="middl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svg:stroke-width="0.081cm" svg:stroke-color="#ff33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draw:marker-end="Rounded_20_short_20_Arrow" draw:marker-end-width="0.3cm" draw:fill="none" draw:textarea-vertical-align="middle"/>
    </style:style>
    <style:style style:name="gr10" style:family="graphic" style:parent-style-name="objectwithoutfill">
      <style:graphic-properties draw:marker-end="Symmetric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0.785cm" svg:height="0.496cm" svg:x="3.574cm" svg:y="4.602cm">
          <text:p/>
        </draw:rect>
        <draw:line draw:style-name="gr2" draw:text-style-name="P1" draw:layer="layout" svg:x1="4.405cm" svg:y1="4.798cm" svg:x2="6.391cm" svg:y2="4.371cm">
          <text:p/>
        </draw:line>
        <draw:line draw:style-name="gr3" draw:text-style-name="P1" draw:layer="layout" svg:x1="4.336cm" svg:y1="4.982cm" svg:x2="6.345cm" svg:y2="5.375cm">
          <text:p/>
        </draw:line>
        <draw:rect draw:style-name="gr1" draw:text-style-name="P1" draw:layer="layout" svg:width="0.901cm" svg:height="4.629cm" svg:x="10.294cm" svg:y="2.373cm">
          <text:p/>
        </draw:rect>
        <draw:path draw:style-name="gr4" draw:text-style-name="P1" draw:layer="layout" svg:width="4.4cm" svg:height="2.719cm" svg:x="6.386cm" svg:y="5.419cm" svg:viewBox="0 0 4401 2720" svg:d="M0 0c77 323 357 497 534 764 193 291 405 569 661 814 251 240 535 446 840 610 300 161 567 391 890 509 258 94 515-125 764-229 307-129 505-443 661-738l51-127">
          <text:p/>
        </draw:path>
        <draw:rect draw:style-name="gr5" draw:text-style-name="P1" draw:layer="layout" svg:width="0.843cm" svg:height="0.23cm" draw:transform="rotate (0.243822496503562) translate (5.968cm 4.333cm)">
          <text:p/>
        </draw:rect>
        <draw:rect draw:style-name="gr5" draw:text-style-name="P1" draw:layer="layout" svg:width="0.843cm" svg:height="0.23cm" draw:transform="rotate (-0.831300322725929) translate (6.181cm 5.133cm)">
          <text:p/>
        </draw:rect>
        <draw:frame draw:style-name="gr6" draw:text-style-name="P1" draw:layer="layout" svg:width="1.746cm" svg:height="1.349cm" draw:transform="rotate (-1.56381500978781) translate (16.845cm 3.187cm)">
          <draw:image xlink:href="Pictures/100000000000004200000033A65FC1D3.png" xlink:type="simple" xlink:show="embed" xlink:actuate="onLoad">
            <text:p/>
          </draw:image>
        </draw:frame>
        <draw:path draw:style-name="gr7" draw:text-style-name="P1" draw:layer="layout" svg:width="9.028cm" svg:height="2.939cm" svg:x="6.405cm" svg:y="1.47cm" svg:viewBox="0 0 9029 2940" svg:d="M0 2940c221-134 495-137 720-255 267-140 440-414 603-673 161-255 405-451 581-697 192-268 425-377 673-603 194-177 433-300 696-325 259-24 472-152 719-209 231-53 485-8 697-116 238-121 458-24 696-46 266-25 530 87 766 208 241 123 464 295 743 349 259 50 468 242 719 325 283 94 549 262 720 510l324 464 233 140 139 116">
          <text:p/>
        </draw:path>
        <draw:path draw:style-name="gr7" draw:text-style-name="P1" draw:layer="layout" svg:width="4.617cm" svg:height="2.206cm" svg:x="10.746cm" svg:y="1.924cm" svg:viewBox="0 0 4618 2207" svg:d="M4618 2207c-279-98-534-253-812-348-301-103-627-144-905-301-248-140-464-374-534-650-72-285-286-499-534-627-219-113-428-361-719-255-228 83-502-141-697 93h-232l-116 232-69 116">
          <text:p/>
        </draw:path>
        <draw:frame draw:style-name="gr8" draw:text-style-name="P2" draw:layer="layout" svg:width="0.815cm" svg:height="0.64cm" svg:x="7.661cm" svg:y="1.969cm">
          <draw:text-box>
            <text:p><text:span text:style-name="T1">4”</text:span></text:p>
          </draw:text-box>
        </draw:frame>
        <draw:line draw:style-name="gr9" draw:text-style-name="P1" draw:layer="layout" svg:x1="8.308cm" svg:y1="2.246cm" svg:x2="8.908cm" svg:y2="2.2cm">
          <text:p/>
        </draw:line>
        <draw:frame draw:style-name="gr8" draw:text-style-name="P2" draw:layer="layout" svg:width="3.423cm" svg:height="1.029cm" svg:x="11.887cm" svg:y="4.971cm">
          <draw:text-box>
            <text:p><text:span text:style-name="T1">Battery Holder</text:span></text:p>
            <text:p><text:span text:style-name="T1"><text:s text:c="2"/></text:span><text:span text:style-name="T1">w/ attached leads</text:span></text:p>
          </draw:text-box>
        </draw:frame>
        <draw:line draw:style-name="gr9" draw:text-style-name="P3" draw:layer="layout" svg:x1="13.065cm" svg:y1="5.064cm" svg:x2="11.252cm" svg:y2="4.498cm">
          <text:p/>
        </draw:line>
        <draw:frame draw:style-name="gr8" draw:text-style-name="P2" draw:layer="layout" svg:width="2.987cm" svg:height="1.029cm" svg:x="3.667cm" svg:y="2.511cm">
          <draw:text-box>
            <text:p><text:span text:style-name="T1">3/4” Heat shrink</text:span></text:p>
            <text:p><text:span text:style-name="T1">tubing</text:span></text:p>
          </draw:text-box>
        </draw:frame>
        <draw:line draw:style-name="gr9" draw:text-style-name="P1" draw:layer="layout" svg:x1="5.087cm" svg:y1="3.228cm" svg:x2="6.357cm" svg:y2="4.151cm">
          <text:p/>
        </draw:line>
        <draw:line draw:style-name="gr10" draw:text-style-name="P1" draw:layer="layout" svg:x1="5.088cm" svg:y1="3.231cm" svg:x2="6.358cm" svg:y2="4.154cm">
          <text:p/>
        </draw:line>
        <draw:line draw:style-name="gr10" draw:text-style-name="P1" draw:layer="layout" svg:x1="4.948cm" svg:y1="3.274cm" svg:x2="5.987cm" svg:y2="5.109cm">
          <text:p/>
        </draw:line>
        <draw:frame draw:style-name="gr8" draw:text-style-name="P2" draw:layer="layout" svg:width="3.584cm" svg:height="1.029cm" svg:x="16.297cm" svg:y="5.479cm">
          <draw:text-box>
            <text:p><text:span text:style-name="T1">COM-11138 Rocker</text:span></text:p>
            <text:p><text:span text:style-name="T1">Switch</text:span></text:p>
          </draw:text-box>
        </draw:frame>
        <draw:frame draw:style-name="gr8" draw:text-style-name="P2" draw:layer="layout" svg:width="3.262cm" svg:height="1.029cm" svg:x="2.512cm" svg:y="6.38cm">
          <draw:text-box>
            <text:p><text:span text:style-name="T1">JST 2-wire</text:span></text:p>
            <text:p><text:span text:style-name="T1">Jumper assembly</text:span></text:p>
          </draw:text-box>
        </draw:frame>
        <draw:line draw:style-name="gr9" draw:text-style-name="P1" draw:layer="layout" svg:x1="3.482cm" svg:y1="6.38cm" svg:x2="4.267cm" svg:y2="5.2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hatch draw:name="Black_20_0_20_Degrees" draw:display-name="Black 0 Degrees" draw:style="single" draw:color="#000000" draw:distance="0.102cm" draw:rotation="0"/>
    <draw:hatch draw:name="Blue_20_Crossed_20_45_20_Degrees" draw:display-name="Blue Crossed 45 Degrees" draw:style="double" draw:color="#000080" draw:distance="0.076cm" draw:rotation="450"/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rry Smith</meta:initial-creator>
    <meta:creation-date>2022-07-18T09:27:33.24</meta:creation-date>
    <dc:date>2022-07-18T09:53:28.59</dc:date>
    <dc:creator>Jerry Smith</dc:creator>
    <meta:editing-duration>PT10M14S</meta:editing-duration>
    <meta:editing-cycles>2</meta:editing-cycles>
    <meta:generator>OpenOffice/4.1.10$Win32 OpenOffice.org_project/4110m2$Build-9807</meta:generator>
    <meta:document-statistic meta:object-count="21"/>
  </office:meta>
</office:document-meta>
</file>